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 style:list-style-name="L1"/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182361776">
          <text:insertion>
            <office:change-info>
              <dc:creator>Bob Jacobsen</dc:creator>
              <dc:date>2010-10-08T21:57:00</dc:date>
            </office:change-info>
          </text:insertion>
        </text:changed-region>
        <text:changed-region text:id="ct1182361872">
          <text:deletion>
            <office:change-info>
              <dc:creator>Bob Jacobsen</dc:creator>
              <dc:date>2010-10-08T21:57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551719506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1182343696">
          <text:insertion>
            <office:change-info>
              <dc:creator>Bob Jacobsen</dc:creator>
              <dc:date>2010-10-08T21:5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change-start text:change-id="ct1182361776"/>Introduction (Informative)</text:h>
      <text:p text:style-name="Standard">This specification describes the format and allocation of OpenLCB event identifiers (event IDs). It is not specific to any wire protocol.</text:p>
      <text:h text:style-name="Heading_20_1" text:outline-level="1">References and Context (Normative)</text:h>
      <text:p text:style-name="Standard">This specification is in the context of the OpenLCB-CAN … Specification, which specifies …</text:p>
      <text:h text:style-name="Heading_20_2" text:outline-level="2">Format</text:h>
      <text:p text:style-name="Standard">An OpenLCB event identifier (node ID) shall be eight bytes of eight bits each. </text:p>
      <text:p text:style-name="Standard">The order of bytes in an OpenLCB event ID shall be considered significant. The most-significant byte shall be transmitted first during communication operations. The most-significant byte shall be written first (left-most in Western format) in any human-readable representation.</text:p>
      <text:p text:style-name="Standard">OpenLCB event IDs shall include one or more 1 bits. </text:p>
      <text:h text:style-name="Heading_20_2" text:outline-level="2">Allocation</text:h>
      <text:p text:style-name="Standard"/>
      <text:p text:style-name="Standard"/>
      <text:p text:style-name="Standard"/>
      <text:p text:style-name="P1"><text:change-end text:change-id="ct1182361776"/><text:change text:change-id="ct1182361872"/><text:change-start text:change-id="ct1182343696"/>Below this is just a collection of pieces from other docs right now.<text:change-end text:change-id="ct118234369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18253617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18253632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182536176"/><text:change-start text:change-id="ct1182536320"/>OpenLCB-CAN Praesent Gravida Standard or Technical Note<text:change-end text:change-id="ct1182536320"/></text:p>
      </style:header>
      <style:footer>
        <text:tracked-changes>
          <text:changed-region text:id="ct118254192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182542064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18253011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182541920"/><text:change-start text:change-id="ct1182542064"/><text:span text:style-name="MT2">Copyright 2010, by J. Day, D. Harris, B. Jacobsen, and A. Shepherd</text:span><text:change-end text:change-id="ct1182542064"/><text:change text:change-id="ct1182530112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2:14:27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18255500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18255390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182552208">
            <text:insertion>
              <office:change-info>
                <dc:creator>Bob Jacobsen</dc:creator>
                <dc:date>2010-10-08T21:58:00</dc:date>
              </office:change-info>
            </text:insertion>
          </text:changed-region>
          <text:changed-region text:id="ct1182552368">
            <text:deletion>
              <office:change-info>
                <dc:creator>Bob Jacobsen</dc:creator>
                <dc:date>2010-10-08T21:58:00</dc:date>
              </office:change-info>
              <text:p text:style-name="MP7">(title)</text:p>
            </text:deletion>
          </text:changed-region>
          <text:changed-region text:id="ct1182552464">
            <text:insertion>
              <office:change-info>
                <dc:creator>Bob Jacobsen</dc:creator>
                <dc:date>2010-10-08T21:58:00</dc:date>
              </office:change-info>
            </text:insertion>
          </text:changed-region>
          <text:changed-region text:id="ct118255278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18255838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18255854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182345632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5E-017) rotate (0.7853981633973) translate (0.00972222222222222in 5.3083552055993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182555008"/><text:change-start text:change-id="ct1182553904"/>OpenLCB St<text:change-end text:change-id="ct1182553904"/><text:change-start text:change-id="ct1182552208"/>andard<text:change-end text:change-id="ct118255220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182552368"/><text:change-start text:change-id="ct1182552464"/>OpenLCB Event Identifiers<text:change-end text:change-id="ct118255246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182552784"/><text:change-start text:change-id="ct1182558384"/><text:date style:data-style-name="N37" text:date-value="2010-10-08T17:19:56" text:fixed="true">10/08/10</text:date><text:change-end text:change-id="ct1182558384"/></text:p>
            </table:table-cell>
            <table:table-cell table:style-name="Table1.C1" office:value-type="string">
              <text:p text:style-name="MP7"><text:change text:change-id="ct1182558544"/><text:change-start text:change-id="ct1182345632"/>Preliminary<text:change-end text:change-id="ct1182345632"/></text:p>
            </table:table-cell>
          </table:table-row>
        </table:table>
        <text:p text:style-name="Header"/>
      </style:header>
      <style:footer>
        <text:tracked-changes>
          <text:changed-region text:id="ct1182550544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182561088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182561344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182550544"/><text:change-start text:change-id="ct1182561088"/><text:span text:style-name="MT5">10</text:span><text:change-end text:change-id="ct1182561088"/><text:span text:style-name="MT5">, by J. Day, D. Harris, B. Jacobsen, </text:span><text:change text:change-id="ct1182561344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2:14:27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1</meta:editing-cycles>
    <meta:editing-duration>PT11H37M08S</meta:editing-duration>
    <meta:generator>OpenOffice.org/3.2$Unix OpenOffice.org_project/320m18$Build-9502</meta:generator>
    <dc:date>2010-10-10T12:14:27</dc:date>
    <dc:creator>Bob Jacobsen</dc:creator>
    <meta:document-statistic meta:table-count="1" meta:image-count="1" meta:object-count="0" meta:page-count="2" meta:paragraph-count="38" meta:word-count="304" meta:character-count="1962"/>
    <meta:user-defined meta:name="Info 1"/>
    <meta:user-defined meta:name="Info 2"/>
    <meta:user-defined meta:name="Info 3"/>
    <meta:user-defined meta:name="Info 4"/>
  </office:meta>
</office:document-meta>
</file>